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Map.ParametersMap( Parameters wr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Boolean( String arg0 , boolean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Long( String arg0 , lo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containsValue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is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setParameter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Boolea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Float( String arg0 , floa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put( Object arg0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Map.containsKey( Object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sMap.get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Map.mak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equals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remove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Lo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Integer( String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( Object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sMap.putAll( Map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Float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Integ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remove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merge( Parameter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